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3.5cm" svg:x="1.4cm" svg:y="1.5cm" presentation:class="outline" presentation:user-transformed="true">
          <draw:text-box>
            <text:p text:style-name="P3"><text:span text:style-name="T2">Модели и методы разработки ПО оказывают влияние на разработку с целью сделать эту деятельность систематической, повторяемой и предсказуемой.</text:span></text:p>
            <text:p text:style-name="P3"><text:span text:style-name="T2">Использование моделей обеспечивает:</text:span></text:p>
            <text:list text:style-name="L2">
              <text:list-item>
                <text:p text:style-name="P3"><text:span text:style-name="T2">подход к решению проблем;</text:span></text:p>
              </text:list-item>
              <text:list-item>
                <text:p text:style-name="P3"><text:span text:style-name="T2">нотацию;</text:span></text:p>
              </text:list-item>
              <text:list-item>
                <text:p text:style-name="P3"><text:span text:style-name="T2">процедуры построения и анализа моделей.</text:span></text:p>
              </text:list-item>
            </text:list>
            <text:p text:style-name="P3"><text:span text:style-name="T2">Методы обеспечивают подход к систематической спецификации, проектированию, конструированию, тестированию и верификации конечного продукт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5">Моделирование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/></text:p>
            <text:p text:style-name="P3"><text:span text:style-name="T2">Моделирование ПО помогает инженерам понимать, проектировать и доводить аспекты ПО до заинтересованных сторон.</text:span></text:p>
            <text:p text:style-name="P3"><text:span text:style-name="T2">Заинтересованные стороны — это лица, которые имеют интерес к продукту (пользователь, покупатель, поставщик, архитектор, орган по сертификации, оценщик, разработчик, инженер и другие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Принципы моделирования</text:span></text:p>
          </draw:text-box>
        </draw:frame>
        <draw:frame presentation:style-name="pr4" draw:text-style-name="P3" draw:layer="layout" svg:width="25.199cm" svg:height="12.5cm" svg:x="1.391cm" svg:y="2.5cm" presentation:class="outline" presentation:user-transformed="true">
          <draw:text-box>
            <text:p text:style-name="P3"><text:span text:style-name="T2">Моделирование предоставляет инженеру системный подход для представления важных аспектов ПО, облегчения принятия решений о системе или ее элементах и доведения этих решений до сведения других членов заинтересованных сторон.</text:span></text:p>
            <text:p text:style-name="P3"><text:span text:style-name="T2">Существует три общих принципа моделирования:</text:span></text:p>
            <text:p text:style-name="P3"><text:span text:style-name="T2">• </text:span><text:span text:style-name="T2">Моделирование основ: хорошие модели включают в себя только те аспекты и функции ПО, которые требуют конкретных ответов, абстрагируясь от несущественной информации. Такой подход делает модели управляемыми и полезными.</text:span></text:p>
            <text:p text:style-name="P3"><text:span text:style-name="T2">• </text:span><text:span text:style-name="T2">Обеспечение перспективы: моделирование предоставляет исследуемое ПО с использованием определенного набора правил для выражения модели в рамках каждого представления. Этот подход обеспечивает направленность модели (например, структурное представление, поведенческое представление, временное представление, организационное представление и другие представления по мере необходимости).</text:span></text:p>
            <text:p text:style-name="P3"><text:span text:style-name="T2">• </text:span><text:span text:style-name="T2">Обеспечение эффективной коммуникации: при моделировании используется словарь прикладной области, язык моделирования и семантика контекста.</text:span></text:p>
            <text:p text:style-name="P3"><text:span text:style-name="T4">Модель — абстрактное представление компонента. Вследствие этого ни одна отдельная абстракция не описывает компонент</text:span><text:span text:style-name="T2"> полностью. Модель ПО представляется как совокупность абстракций, которые совместно описывают отдельные аспекты, перспективы точки зрения (только те, которые необходимы для принятия обоснованных решений).</text:span></text:p>
            <text:p text:style-name="P3"><text:span text:style-name="T2">Это упрощение приводит к набору предположений о контексте, в который помещена модель, которые также должны быть отражены в модели.</text:span></text:p>
            <text:p text:style-name="P3"><text:span text:style-name="T2">Затем, при повторном использовании модели, эти предположения могут быть сначала проверены, чтобы установить релевантность повторно используемой модели в ее новом использовании и контексте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4T23:59:54.747000000</dc:date>
    <meta:editing-duration>PT14H49M37S</meta:editing-duration>
    <meta:editing-cycles>47</meta:editing-cycles>
    <meta:generator>LibreOffice/7.4.5.1$Windows_X86_64 LibreOffice_project/9c0871452b3918c1019dde9bfac75448afc4b57f</meta:generator>
    <meta:document-statistic meta:object-count="36"/>
  </office:meta>
</office:document-meta>
</file>